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8pt" fo:font-weight="bold" officeooo:rsid="0084b090" officeooo:paragraph-rsid="0084b09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ans" officeooo:paragraph-rsid="0011b580"/>
    </style:style>
    <style:style style:name="P3" style:family="paragraph" style:parent-style-name="Standard">
      <style:text-properties style:font-name="Liberation Sans" officeooo:rsid="0011b580" officeooo:paragraph-rsid="0011b580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8bda83" officeooo:paragraph-rsid="008bda83" fo:background-color="transparent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81cf45" officeooo:paragraph-rsid="0081cf45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804aee" officeooo:paragraph-rsid="0085d6ec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81cf45" officeooo:paragraph-rsid="0081cf45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officeooo:rsid="0081cf45" officeooo:paragraph-rsid="0085d6ec" fo:background-color="transparent"/>
    </style:style>
    <style:style style:name="P9" style:family="paragraph" style:parent-style-name="Standard">
      <style:paragraph-properties fo:text-align="justify" style:justify-single-word="false"/>
      <style:text-properties style:font-name="Liberation Sans" officeooo:rsid="0085d6ec" officeooo:paragraph-rsid="0085d6ec" fo:background-color="transparen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Liberation Sans" officeooo:rsid="008f15aa" officeooo:paragraph-rsid="008f15aa" fo:background-color="transparent"/>
    </style:style>
    <style:style style:name="P11" style:family="paragraph" style:parent-style-name="Standard">
      <style:paragraph-properties fo:text-align="justify" style:justify-single-word="false"/>
      <style:text-properties style:font-name="Liberation Sans" officeooo:rsid="008f15aa" officeooo:paragraph-rsid="008f15aa" fo:background-color="transparent"/>
    </style:style>
    <style:style style:name="P12" style:family="paragraph" style:parent-style-name="Standard">
      <style:paragraph-properties fo:text-align="justify" style:justify-single-word="false"/>
      <style:text-properties style:font-name="Liberation Sans" officeooo:rsid="009026d9" officeooo:paragraph-rsid="008b7f57" fo:background-color="transparent"/>
    </style:style>
    <style:style style:name="P13" style:family="paragraph" style:parent-style-name="Standard">
      <style:paragraph-properties fo:text-align="justify" style:justify-single-word="false"/>
      <style:text-properties style:font-name="Liberation Sans" officeooo:rsid="009026d9" officeooo:paragraph-rsid="009026d9"/>
    </style:style>
    <style:style style:name="P14" style:family="paragraph" style:parent-style-name="Standard">
      <style:text-properties style:font-name="Liberation Sans" officeooo:paragraph-rsid="0011b580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9026d9"/>
    </style:style>
    <style:style style:name="P16" style:family="paragraph" style:parent-style-name="Standard" style:list-style-name="L3">
      <style:paragraph-properties fo:text-align="justify" style:justify-single-word="false"/>
      <style:text-properties officeooo:paragraph-rsid="0087a66a"/>
    </style:style>
    <style:style style:name="P17" style:family="paragraph" style:parent-style-name="Standard" style:list-style-name="L3">
      <style:paragraph-properties fo:text-align="justify" style:justify-single-word="false"/>
      <style:text-properties officeooo:paragraph-rsid="008b7f57"/>
    </style:style>
    <style:style style:name="T1" style:family="text">
      <style:text-properties officeooo:rsid="004d3d69"/>
    </style:style>
    <style:style style:name="T2" style:family="text">
      <style:text-properties officeooo:rsid="008bda83"/>
    </style:style>
    <style:style style:name="T3" style:family="text">
      <style:text-properties officeooo:rsid="0011b580"/>
    </style:style>
    <style:style style:name="T4" style:family="text">
      <style:text-properties officeooo:rsid="0074b2fd"/>
    </style:style>
    <style:style style:name="T5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81cf45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8d3ed4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8d3ed4"/>
    </style:style>
    <style:style style:name="T9" style:family="text">
      <style:text-properties style:font-name="Liberation Sans"/>
    </style:style>
    <style:style style:name="T10" style:family="text">
      <style:text-properties style:font-name="Liberation Sans" officeooo:rsid="009026d9" fo:background-color="transparent" loext:char-shading-value="0"/>
    </style:style>
    <style:style style:name="T11" style:family="text">
      <style:text-properties style:font-name="Liberation Sans" officeooo:rsid="0087a66a" fo:background-color="transparent" loext:char-shading-value="0"/>
    </style:style>
    <style:style style:name="T12" style:family="text">
      <style:text-properties style:font-name="Liberation Sans" officeooo:rsid="008b7f57" fo:background-color="transparent" loext:char-shading-value="0"/>
    </style:style>
    <style:style style:name="T13" style:family="text">
      <style:text-properties style:font-name="Liberation Sans" officeooo:rsid="009026d9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concepção do projeto</text:p>
      <text:p text:style-name="P2"/>
      <text:p text:style-name="P2"><text:span text:style-name="T3">Data: </text:span><text:span text:style-name="T4">25</text:span><text:span text:style-name="T1">/0</text:span><text:span text:style-name="T4">7</text:span><text:span text:style-name="T1">/2022</text:span></text:p>
      <text:p text:style-name="P3">Versão: <text:span text:style-name="T1">1.</text:span><text:span text:style-name="T2">1</text:span></text:p>
      <text:p text:style-name="P4">Revisão: 08/09/2022</text:p>
      <text:p text:style-name="P8"/>
      <text:p text:style-name="P8"/>
      <text:p text:style-name="P6"><text:span text:style-name="T6">1 - </text:span><text:span text:style-name="T5">Qual é a função do produto</text:span><text:span text:style-name="T7">?</text:span></text:p>
      <text:p text:style-name="P9"/>
      <text:list xml:id="list1781960526" text:style-name="L1">
        <text:list-item>
          <text:p text:style-name="P10">Ser um sistema gerencial para pequenos comércios no ramo de Pet Shops.</text:p>
        </text:list-item>
      </text:list>
      <text:p text:style-name="P11"/>
      <text:p text:style-name="P11"/>
      <text:p text:style-name="P7">2 - Qual problema o produto resolve<text:span text:style-name="T8">?</text:span></text:p>
      <text:p text:style-name="P5"/>
      <text:list xml:id="list4033238731" text:style-name="L2">
        <text:list-item>
          <text:p text:style-name="P15"><text:span text:style-name="T9">Centralizar em um só sistema, todas as informações geradas a partir das atividades do negócio, como (cadastro da empresa, cliente, animais, agenda, fornecedores, produtos, vendas, financeiro </text:span><text:span text:style-name="T13">relacionado as entradas e saídas).</text:span></text:p>
        </text:list-item>
      </text:list>
      <text:p text:style-name="P13"/>
      <text:p text:style-name="P13"/>
      <text:p text:style-name="P7">3 - Para que público será feito o produto<text:span text:style-name="T8">?</text:span></text:p>
      <text:p text:style-name="P5"/>
      <text:list xml:id="list828797502" text:style-name="L3">
        <text:list-item>
          <text:p text:style-name="P16"><text:span text:style-name="T10">Pequenos comércios</text:span><text:span text:style-name="T11">.</text:span></text:p>
        </text:list-item>
        <text:list-item>
          <text:p text:style-name="P17"><text:span text:style-name="T12">Pessoas que buscam um software símples </text:span><text:span text:style-name="T10">e de baixo investimento.</text:span></text:p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1" meta:word-count="94" meta:character-count="569" meta:non-whitespace-character-count="490"/>
  </office:meta>
</office:document-meta>
</file>